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_paziente</text:p>
          </table:table-cell>
          <table:table-cell table:style-name="ce1" office:value-type="string" calcext:value-type="string">
            <text:p>etadiagnosi</text:p>
          </table:table-cell>
          <table:table-cell table:style-name="ce1" office:value-type="string" calcext:value-type="string">
            <text:p>immunoistochimica</text:p>
          </table:table-cell>
          <table:table-cell table:style-name="ce1" office:value-type="string" calcext:value-type="string">
            <text:p>ER</text:p>
          </table:table-cell>
          <table:table-cell table:style-name="ce1" office:value-type="string" calcext:value-type="string">
            <text:p>outcome</text:p>
          </table:table-cell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float" office:value="45" calcext:value-type="float">
            <text:p>4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28" calcext:value-type="float">
            <text:p>328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53" calcext:value-type="float">
            <text:p>35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63" calcext:value-type="float">
            <text:p>363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64" calcext:value-type="float">
            <text:p>364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66" calcext:value-type="float">
            <text:p>36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67" calcext:value-type="float">
            <text:p>367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68" calcext:value-type="float">
            <text:p>36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69" calcext:value-type="float">
            <text:p>369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71" calcext:value-type="float">
            <text:p>371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77" calcext:value-type="float">
            <text:p>377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78" calcext:value-type="float">
            <text:p>378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98" calcext:value-type="float">
            <text:p>398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11" calcext:value-type="float">
            <text:p>41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12" calcext:value-type="float">
            <text:p>412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13" calcext:value-type="float">
            <text:p>413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18" calcext:value-type="float">
            <text:p>41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19" calcext:value-type="float">
            <text:p>419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22" calcext:value-type="float">
            <text:p>422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24" calcext:value-type="float">
            <text:p>424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26" calcext:value-type="float">
            <text:p>42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28" calcext:value-type="float">
            <text:p>428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44" calcext:value-type="float">
            <text:p>44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51" calcext:value-type="float">
            <text:p>451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52" calcext:value-type="float">
            <text:p>452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53" calcext:value-type="float">
            <text:p>45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55" calcext:value-type="float">
            <text:p>45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58" calcext:value-type="float">
            <text:p>45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59" calcext:value-type="float">
            <text:p>459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62" calcext:value-type="float">
            <text:p>46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63" calcext:value-type="float">
            <text:p>463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64" calcext:value-type="float">
            <text:p>464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66" calcext:value-type="float">
            <text:p>46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67" calcext:value-type="float">
            <text:p>46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68" calcext:value-type="float">
            <text:p>468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69" calcext:value-type="float">
            <text:p>469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71" calcext:value-type="float">
            <text:p>471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72" calcext:value-type="float">
            <text:p>472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4" calcext:value-type="float">
            <text:p>474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75" calcext:value-type="float">
            <text:p>47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78" calcext:value-type="float">
            <text:p>478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79" calcext:value-type="float">
            <text:p>479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81" calcext:value-type="float">
            <text:p>48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83" calcext:value-type="float">
            <text:p>48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84" calcext:value-type="float">
            <text:p>48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88" calcext:value-type="float">
            <text:p>48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89" calcext:value-type="float">
            <text:p>489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94" calcext:value-type="float">
            <text:p>494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96" calcext:value-type="float">
            <text:p>49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97" calcext:value-type="float">
            <text:p>497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02" calcext:value-type="float">
            <text:p>502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05" calcext:value-type="float">
            <text:p>50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08" calcext:value-type="float">
            <text:p>508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09" calcext:value-type="float">
            <text:p>509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11" calcext:value-type="float">
            <text:p>51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13" calcext:value-type="float">
            <text:p>513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14" calcext:value-type="float">
            <text:p>51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17" calcext:value-type="float">
            <text:p>51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19" calcext:value-type="float">
            <text:p>519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22" calcext:value-type="float">
            <text:p>522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24" calcext:value-type="float">
            <text:p>524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25" calcext:value-type="float">
            <text:p>52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27" calcext:value-type="float">
            <text:p>527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28" calcext:value-type="float">
            <text:p>528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29" calcext:value-type="float">
            <text:p>529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31" calcext:value-type="float">
            <text:p>53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32" calcext:value-type="float">
            <text:p>532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34" calcext:value-type="float">
            <text:p>534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35" calcext:value-type="float">
            <text:p>535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36" calcext:value-type="float">
            <text:p>536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37" calcext:value-type="float">
            <text:p>537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38" calcext:value-type="float">
            <text:p>538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41" calcext:value-type="float">
            <text:p>54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42" calcext:value-type="float">
            <text:p>54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44" calcext:value-type="float">
            <text:p>544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51" calcext:value-type="float">
            <text:p>551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52" calcext:value-type="float">
            <text:p>552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53" calcext:value-type="float">
            <text:p>553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54" calcext:value-type="float">
            <text:p>554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58" calcext:value-type="float">
            <text:p>558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68" calcext:value-type="float">
            <text:p>568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69" calcext:value-type="float">
            <text:p>569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71" calcext:value-type="float">
            <text:p>57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73" calcext:value-type="float">
            <text:p>573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74" calcext:value-type="float">
            <text:p>574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75" calcext:value-type="float">
            <text:p>57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76" calcext:value-type="float">
            <text:p>576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77" calcext:value-type="float">
            <text:p>577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78" calcext:value-type="float">
            <text:p>57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79" calcext:value-type="float">
            <text:p>579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80" calcext:value-type="float">
            <text:p>58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81" calcext:value-type="float">
            <text:p>581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82" calcext:value-type="float">
            <text:p>582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83" calcext:value-type="float">
            <text:p>583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84" calcext:value-type="float">
            <text:p>584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85" calcext:value-type="float">
            <text:p>585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86" calcext:value-type="float">
            <text:p>586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87" calcext:value-type="float">
            <text:p>58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88" calcext:value-type="float">
            <text:p>588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89" calcext:value-type="float">
            <text:p>58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90" calcext:value-type="float">
            <text:p>59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91" calcext:value-type="float">
            <text:p>591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93" calcext:value-type="float">
            <text:p>59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94" calcext:value-type="float">
            <text:p>594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96" calcext:value-type="float">
            <text:p>59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97" calcext:value-type="float">
            <text:p>597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99" calcext:value-type="float">
            <text:p>599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05" calcext:value-type="float">
            <text:p>60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06" calcext:value-type="float">
            <text:p>606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07" calcext:value-type="float">
            <text:p>60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08" calcext:value-type="float">
            <text:p>608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09" calcext:value-type="float">
            <text:p>609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11" calcext:value-type="float">
            <text:p>611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13" calcext:value-type="float">
            <text:p>613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14" calcext:value-type="float">
            <text:p>614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15" calcext:value-type="float">
            <text:p>61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16" calcext:value-type="float">
            <text:p>616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17" calcext:value-type="float">
            <text:p>617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18" calcext:value-type="float">
            <text:p>61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19" calcext:value-type="float">
            <text:p>619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20" calcext:value-type="float">
            <text:p>620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21" calcext:value-type="float">
            <text:p>621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23" calcext:value-type="float">
            <text:p>623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24" calcext:value-type="float">
            <text:p>62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26" calcext:value-type="float">
            <text:p>626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27" calcext:value-type="float">
            <text:p>627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28" calcext:value-type="float">
            <text:p>62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30" calcext:value-type="float">
            <text:p>63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31" calcext:value-type="float">
            <text:p>631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32" calcext:value-type="float">
            <text:p>63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34" calcext:value-type="float">
            <text:p>63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36" calcext:value-type="float">
            <text:p>63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37" calcext:value-type="float">
            <text:p>637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38" calcext:value-type="float">
            <text:p>638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39" calcext:value-type="float">
            <text:p>63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41" calcext:value-type="float">
            <text:p>641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42" calcext:value-type="float">
            <text:p>642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43" calcext:value-type="float">
            <text:p>643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44" calcext:value-type="float">
            <text:p>644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46" calcext:value-type="float">
            <text:p>64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49" calcext:value-type="float">
            <text:p>649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52" calcext:value-type="float">
            <text:p>652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53" calcext:value-type="float">
            <text:p>65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54" calcext:value-type="float">
            <text:p>654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55" calcext:value-type="float">
            <text:p>65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56" calcext:value-type="float">
            <text:p>65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57" calcext:value-type="float">
            <text:p>657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58" calcext:value-type="float">
            <text:p>658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59" calcext:value-type="float">
            <text:p>659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60" calcext:value-type="float">
            <text:p>66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61" calcext:value-type="float">
            <text:p>661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62" calcext:value-type="float">
            <text:p>66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63" calcext:value-type="float">
            <text:p>663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64" calcext:value-type="float">
            <text:p>664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66" calcext:value-type="float">
            <text:p>666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869" calcext:value-type="float">
            <text:p>869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872" calcext:value-type="float">
            <text:p>872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874" calcext:value-type="float">
            <text:p>874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877" calcext:value-type="float">
            <text:p>877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880" calcext:value-type="float">
            <text:p>880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884" calcext:value-type="float">
            <text:p>88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891" calcext:value-type="float">
            <text:p>891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893" calcext:value-type="float">
            <text:p>893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895" calcext:value-type="float">
            <text:p>89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897" calcext:value-type="float">
            <text:p>89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899" calcext:value-type="float">
            <text:p>899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901" calcext:value-type="float">
            <text:p>901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904" calcext:value-type="float">
            <text:p>904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906" calcext:value-type="float">
            <text:p>906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513" calcext:value-type="float">
            <text:p>2513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517" calcext:value-type="float">
            <text:p>2517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536" calcext:value-type="float">
            <text:p>253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556" calcext:value-type="float">
            <text:p>2556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564" calcext:value-type="float">
            <text:p>256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610" calcext:value-type="float">
            <text:p>2610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613" calcext:value-type="float">
            <text:p>2613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614" calcext:value-type="float">
            <text:p>2614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616" calcext:value-type="float">
            <text:p>2616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617" calcext:value-type="float">
            <text:p>2617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618" calcext:value-type="float">
            <text:p>2618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624" calcext:value-type="float">
            <text:p>2624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626" calcext:value-type="float">
            <text:p>2626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629" calcext:value-type="float">
            <text:p>2629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632" calcext:value-type="float">
            <text:p>263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634" calcext:value-type="float">
            <text:p>2634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642" calcext:value-type="float">
            <text:p>264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643" calcext:value-type="float">
            <text:p>264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645" calcext:value-type="float">
            <text:p>2645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669" calcext:value-type="float">
            <text:p>2669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686" calcext:value-type="float">
            <text:p>2686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705" calcext:value-type="float">
            <text:p>2705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708" calcext:value-type="float">
            <text:p>2708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711" calcext:value-type="float">
            <text:p>271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712" calcext:value-type="float">
            <text:p>271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718" calcext:value-type="float">
            <text:p>2718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721" calcext:value-type="float">
            <text:p>272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724" calcext:value-type="float">
            <text:p>2724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725" calcext:value-type="float">
            <text:p>272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728" calcext:value-type="float">
            <text:p>27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730" calcext:value-type="float">
            <text:p>2730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735" calcext:value-type="float">
            <text:p>273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742" calcext:value-type="float">
            <text:p>2742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744" calcext:value-type="float">
            <text:p>2744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745" calcext:value-type="float">
            <text:p>2745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747" calcext:value-type="float">
            <text:p>274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749" calcext:value-type="float">
            <text:p>274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750" calcext:value-type="float">
            <text:p>275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752" calcext:value-type="float">
            <text:p>275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753" calcext:value-type="float">
            <text:p>275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754" calcext:value-type="float">
            <text:p>2754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758" calcext:value-type="float">
            <text:p>2758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760" calcext:value-type="float">
            <text:p>2760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763" calcext:value-type="float">
            <text:p>276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764" calcext:value-type="float">
            <text:p>2764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765" calcext:value-type="float">
            <text:p>27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767" calcext:value-type="float">
            <text:p>276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769" calcext:value-type="float">
            <text:p>276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770" calcext:value-type="float">
            <text:p>277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771" calcext:value-type="float">
            <text:p>2771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772" calcext:value-type="float">
            <text:p>2772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774" calcext:value-type="float">
            <text:p>2774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778" calcext:value-type="float">
            <text:p>2778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779" calcext:value-type="float">
            <text:p>277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781" calcext:value-type="float">
            <text:p>278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786" calcext:value-type="float">
            <text:p>2786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790" calcext:value-type="float">
            <text:p>279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791" calcext:value-type="float">
            <text:p>2791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792" calcext:value-type="float">
            <text:p>279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793" calcext:value-type="float">
            <text:p>2793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795" calcext:value-type="float">
            <text:p>279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796" calcext:value-type="float">
            <text:p>279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797" calcext:value-type="float">
            <text:p>279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801" calcext:value-type="float">
            <text:p>2801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803" calcext:value-type="float">
            <text:p>2803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814" calcext:value-type="float">
            <text:p>281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815" calcext:value-type="float">
            <text:p>281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819" calcext:value-type="float">
            <text:p>2819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820" calcext:value-type="float">
            <text:p>28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821" calcext:value-type="float">
            <text:p>2821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823" calcext:value-type="float">
            <text:p>282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827" calcext:value-type="float">
            <text:p>2827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833" calcext:value-type="float">
            <text:p>2833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834" calcext:value-type="float">
            <text:p>2834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835" calcext:value-type="float">
            <text:p>283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838" calcext:value-type="float">
            <text:p>2838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840" calcext:value-type="float">
            <text:p>28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842" calcext:value-type="float">
            <text:p>284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843" calcext:value-type="float">
            <text:p>284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844" calcext:value-type="float">
            <text:p>2844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845" calcext:value-type="float">
            <text:p>284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846" calcext:value-type="float">
            <text:p>2846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847" calcext:value-type="float">
            <text:p>2847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848" calcext:value-type="float">
            <text:p>284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849" calcext:value-type="float">
            <text:p>2849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850" calcext:value-type="float">
            <text:p>285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851" calcext:value-type="float">
            <text:p>2851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853" calcext:value-type="float">
            <text:p>285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854" calcext:value-type="float">
            <text:p>2854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857" calcext:value-type="float">
            <text:p>285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858" calcext:value-type="float">
            <text:p>285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863" calcext:value-type="float">
            <text:p>2863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867" calcext:value-type="float">
            <text:p>2867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895" calcext:value-type="float">
            <text:p>2895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896" calcext:value-type="float">
            <text:p>2896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900" calcext:value-type="float">
            <text:p>2900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901" calcext:value-type="float">
            <text:p>29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904" calcext:value-type="float">
            <text:p>290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912" calcext:value-type="float">
            <text:p>291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916" calcext:value-type="float">
            <text:p>2916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917" calcext:value-type="float">
            <text:p>2917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919" calcext:value-type="float">
            <text:p>2919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922" calcext:value-type="float">
            <text:p>2922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923" calcext:value-type="float">
            <text:p>292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927" calcext:value-type="float">
            <text:p>292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929" calcext:value-type="float">
            <text:p>292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931" calcext:value-type="float">
            <text:p>293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932" calcext:value-type="float">
            <text:p>293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933" calcext:value-type="float">
            <text:p>293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939" calcext:value-type="float">
            <text:p>293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944" calcext:value-type="float">
            <text:p>2944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947" calcext:value-type="float">
            <text:p>294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951" calcext:value-type="float">
            <text:p>295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952" calcext:value-type="float">
            <text:p>29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953" calcext:value-type="float">
            <text:p>2953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954" calcext:value-type="float">
            <text:p>2954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957" calcext:value-type="float">
            <text:p>295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960" calcext:value-type="float">
            <text:p>296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963" calcext:value-type="float">
            <text:p>296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964" calcext:value-type="float">
            <text:p>2964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966" calcext:value-type="float">
            <text:p>296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969" calcext:value-type="float">
            <text:p>2969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970" calcext:value-type="float">
            <text:p>297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971" calcext:value-type="float">
            <text:p>2971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977" calcext:value-type="float">
            <text:p>297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983" calcext:value-type="float">
            <text:p>2983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2984" calcext:value-type="float">
            <text:p>298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990" calcext:value-type="float">
            <text:p>299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993" calcext:value-type="float">
            <text:p>299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994" calcext:value-type="float">
            <text:p>2994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996" calcext:value-type="float">
            <text:p>299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2999" calcext:value-type="float">
            <text:p>2999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001" calcext:value-type="float">
            <text:p>30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002" calcext:value-type="float">
            <text:p>3002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005" calcext:value-type="float">
            <text:p>300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006" calcext:value-type="float">
            <text:p>300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007" calcext:value-type="float">
            <text:p>300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008" calcext:value-type="float">
            <text:p>300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013" calcext:value-type="float">
            <text:p>301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014" calcext:value-type="float">
            <text:p>301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016" calcext:value-type="float">
            <text:p>301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021" calcext:value-type="float">
            <text:p>3021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025" calcext:value-type="float">
            <text:p>302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026" calcext:value-type="float">
            <text:p>302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028" calcext:value-type="float">
            <text:p>3028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031" calcext:value-type="float">
            <text:p>303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032" calcext:value-type="float">
            <text:p>303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033" calcext:value-type="float">
            <text:p>3033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035" calcext:value-type="float">
            <text:p>3035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037" calcext:value-type="float">
            <text:p>303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046" calcext:value-type="float">
            <text:p>304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049" calcext:value-type="float">
            <text:p>304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050" calcext:value-type="float">
            <text:p>305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057" calcext:value-type="float">
            <text:p>3057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058" calcext:value-type="float">
            <text:p>3058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060" calcext:value-type="float">
            <text:p>306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062" calcext:value-type="float">
            <text:p>30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063" calcext:value-type="float">
            <text:p>306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064" calcext:value-type="float">
            <text:p>3064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067" calcext:value-type="float">
            <text:p>3067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079" calcext:value-type="float">
            <text:p>3079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083" calcext:value-type="float">
            <text:p>3083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085" calcext:value-type="float">
            <text:p>308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088" calcext:value-type="float">
            <text:p>3088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092" calcext:value-type="float">
            <text:p>3092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102" calcext:value-type="float">
            <text:p>310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103" calcext:value-type="float">
            <text:p>3103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104" calcext:value-type="float">
            <text:p>310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105" calcext:value-type="float">
            <text:p>310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110" calcext:value-type="float">
            <text:p>311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121" calcext:value-type="float">
            <text:p>3121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122" calcext:value-type="float">
            <text:p>3122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123" calcext:value-type="float">
            <text:p>312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153" calcext:value-type="float">
            <text:p>315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165" calcext:value-type="float">
            <text:p>316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167" calcext:value-type="float">
            <text:p>3167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171" calcext:value-type="float">
            <text:p>317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181" calcext:value-type="float">
            <text:p>3181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211" calcext:value-type="float">
            <text:p>321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218" calcext:value-type="float">
            <text:p>321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222" calcext:value-type="float">
            <text:p>322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228" calcext:value-type="float">
            <text:p>322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235" calcext:value-type="float">
            <text:p>3235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252" calcext:value-type="float">
            <text:p>325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253" calcext:value-type="float">
            <text:p>3253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254" calcext:value-type="float">
            <text:p>325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266" calcext:value-type="float">
            <text:p>326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271" calcext:value-type="float">
            <text:p>3271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272" calcext:value-type="float">
            <text:p>327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275" calcext:value-type="float">
            <text:p>327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277" calcext:value-type="float">
            <text:p>327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292" calcext:value-type="float">
            <text:p>329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295" calcext:value-type="float">
            <text:p>329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297" calcext:value-type="float">
            <text:p>3297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298" calcext:value-type="float">
            <text:p>329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300" calcext:value-type="float">
            <text:p>330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301" calcext:value-type="float">
            <text:p>33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303" calcext:value-type="float">
            <text:p>330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328" calcext:value-type="float">
            <text:p>3328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329" calcext:value-type="float">
            <text:p>3329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341" calcext:value-type="float">
            <text:p>3341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344" calcext:value-type="float">
            <text:p>3344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350" calcext:value-type="float">
            <text:p>3350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351" calcext:value-type="float">
            <text:p>335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355" calcext:value-type="float">
            <text:p>3355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357" calcext:value-type="float">
            <text:p>335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360" calcext:value-type="float">
            <text:p>336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361" calcext:value-type="float">
            <text:p>3361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363" calcext:value-type="float">
            <text:p>3363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365" calcext:value-type="float">
            <text:p>3365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367" calcext:value-type="float">
            <text:p>3367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371" calcext:value-type="float">
            <text:p>3371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378" calcext:value-type="float">
            <text:p>3378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379" calcext:value-type="float">
            <text:p>3379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381" calcext:value-type="float">
            <text:p>338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382" calcext:value-type="float">
            <text:p>338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383" calcext:value-type="float">
            <text:p>3383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386" calcext:value-type="float">
            <text:p>338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388" calcext:value-type="float">
            <text:p>338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389" calcext:value-type="float">
            <text:p>3389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395" calcext:value-type="float">
            <text:p>339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396" calcext:value-type="float">
            <text:p>3396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402" calcext:value-type="float">
            <text:p>340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403" calcext:value-type="float">
            <text:p>3403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412" calcext:value-type="float">
            <text:p>341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417" calcext:value-type="float">
            <text:p>3417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429" calcext:value-type="float">
            <text:p>3429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430" calcext:value-type="float">
            <text:p>3430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435" calcext:value-type="float">
            <text:p>343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436" calcext:value-type="float">
            <text:p>343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437" calcext:value-type="float">
            <text:p>3437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439" calcext:value-type="float">
            <text:p>3439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450" calcext:value-type="float">
            <text:p>345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452" calcext:value-type="float">
            <text:p>345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453" calcext:value-type="float">
            <text:p>3453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459" calcext:value-type="float">
            <text:p>345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462" calcext:value-type="float">
            <text:p>346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466" calcext:value-type="float">
            <text:p>3466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467" calcext:value-type="float">
            <text:p>346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470" calcext:value-type="float">
            <text:p>347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476" calcext:value-type="float">
            <text:p>3476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479" calcext:value-type="float">
            <text:p>347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487" calcext:value-type="float">
            <text:p>3487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488" calcext:value-type="float">
            <text:p>3488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490" calcext:value-type="float">
            <text:p>349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492" calcext:value-type="float">
            <text:p>3492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497" calcext:value-type="float">
            <text:p>3497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500" calcext:value-type="float">
            <text:p>3500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502" calcext:value-type="float">
            <text:p>350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506" calcext:value-type="float">
            <text:p>350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510" calcext:value-type="float">
            <text:p>351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525" calcext:value-type="float">
            <text:p>352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526" calcext:value-type="float">
            <text:p>352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528" calcext:value-type="float">
            <text:p>3528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530" calcext:value-type="float">
            <text:p>353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536" calcext:value-type="float">
            <text:p>3536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545" calcext:value-type="float">
            <text:p>354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548" calcext:value-type="float">
            <text:p>3548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556" calcext:value-type="float">
            <text:p>355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567" calcext:value-type="float">
            <text:p>356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576" calcext:value-type="float">
            <text:p>357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582" calcext:value-type="float">
            <text:p>358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606" calcext:value-type="float">
            <text:p>3606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614" calcext:value-type="float">
            <text:p>361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702" calcext:value-type="float">
            <text:p>370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706" calcext:value-type="float">
            <text:p>3706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707" calcext:value-type="float">
            <text:p>3707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711" calcext:value-type="float">
            <text:p>371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748" calcext:value-type="float">
            <text:p>374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752" calcext:value-type="float">
            <text:p>375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754" calcext:value-type="float">
            <text:p>3754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781" calcext:value-type="float">
            <text:p>378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797" calcext:value-type="float">
            <text:p>3797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824" calcext:value-type="float">
            <text:p>3824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838" calcext:value-type="float">
            <text:p>383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842" calcext:value-type="float">
            <text:p>384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850" calcext:value-type="float">
            <text:p>385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852" calcext:value-type="float">
            <text:p>385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854" calcext:value-type="float">
            <text:p>385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865" calcext:value-type="float">
            <text:p>3865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3866" calcext:value-type="float">
            <text:p>386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871" calcext:value-type="float">
            <text:p>387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874" calcext:value-type="float">
            <text:p>3874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3978" calcext:value-type="float">
            <text:p>397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001" calcext:value-type="float">
            <text:p>4001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003" calcext:value-type="float">
            <text:p>400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004" calcext:value-type="float">
            <text:p>4004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005" calcext:value-type="float">
            <text:p>400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008" calcext:value-type="float">
            <text:p>4008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010" calcext:value-type="float">
            <text:p>4010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011" calcext:value-type="float">
            <text:p>401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012" calcext:value-type="float">
            <text:p>401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015" calcext:value-type="float">
            <text:p>401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017" calcext:value-type="float">
            <text:p>4017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018" calcext:value-type="float">
            <text:p>4018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024" calcext:value-type="float">
            <text:p>402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033" calcext:value-type="float">
            <text:p>403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046" calcext:value-type="float">
            <text:p>4046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059" calcext:value-type="float">
            <text:p>405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079" calcext:value-type="float">
            <text:p>4079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091" calcext:value-type="float">
            <text:p>4091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098" calcext:value-type="float">
            <text:p>409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119" calcext:value-type="float">
            <text:p>4119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120" calcext:value-type="float">
            <text:p>412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126" calcext:value-type="float">
            <text:p>4126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127" calcext:value-type="float">
            <text:p>4127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139" calcext:value-type="float">
            <text:p>4139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140" calcext:value-type="float">
            <text:p>414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141" calcext:value-type="float">
            <text:p>414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145" calcext:value-type="float">
            <text:p>414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146" calcext:value-type="float">
            <text:p>4146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148" calcext:value-type="float">
            <text:p>414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154" calcext:value-type="float">
            <text:p>4154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171" calcext:value-type="float">
            <text:p>417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173" calcext:value-type="float">
            <text:p>41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189" calcext:value-type="float">
            <text:p>4189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212" calcext:value-type="float">
            <text:p>4212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213" calcext:value-type="float">
            <text:p>4213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222" calcext:value-type="float">
            <text:p>4222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224" calcext:value-type="float">
            <text:p>4224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230" calcext:value-type="float">
            <text:p>4230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233" calcext:value-type="float">
            <text:p>423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234" calcext:value-type="float">
            <text:p>4234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235" calcext:value-type="float">
            <text:p>4235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236" calcext:value-type="float">
            <text:p>4236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250" calcext:value-type="float">
            <text:p>425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254" calcext:value-type="float">
            <text:p>4254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264" calcext:value-type="float">
            <text:p>4264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266" calcext:value-type="float">
            <text:p>426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270" calcext:value-type="float">
            <text:p>427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274" calcext:value-type="float">
            <text:p>4274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276" calcext:value-type="float">
            <text:p>4276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278" calcext:value-type="float">
            <text:p>4278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281" calcext:value-type="float">
            <text:p>428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282" calcext:value-type="float">
            <text:p>428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283" calcext:value-type="float">
            <text:p>4283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289" calcext:value-type="float">
            <text:p>4289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292" calcext:value-type="float">
            <text:p>4292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293" calcext:value-type="float">
            <text:p>429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300" calcext:value-type="float">
            <text:p>430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303" calcext:value-type="float">
            <text:p>4303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306" calcext:value-type="float">
            <text:p>4306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310" calcext:value-type="float">
            <text:p>4310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313" calcext:value-type="float">
            <text:p>4313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317" calcext:value-type="float">
            <text:p>431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318" calcext:value-type="float">
            <text:p>4318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322" calcext:value-type="float">
            <text:p>432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323" calcext:value-type="float">
            <text:p>432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324" calcext:value-type="float">
            <text:p>4324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328" calcext:value-type="float">
            <text:p>432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329" calcext:value-type="float">
            <text:p>4329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331" calcext:value-type="float">
            <text:p>4331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332" calcext:value-type="float">
            <text:p>433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333" calcext:value-type="float">
            <text:p>4333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339" calcext:value-type="float">
            <text:p>4339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341" calcext:value-type="float">
            <text:p>434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342" calcext:value-type="float">
            <text:p>434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343" calcext:value-type="float">
            <text:p>4343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348" calcext:value-type="float">
            <text:p>4348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350" calcext:value-type="float">
            <text:p>435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351" calcext:value-type="float">
            <text:p>4351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353" calcext:value-type="float">
            <text:p>4353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354" calcext:value-type="float">
            <text:p>43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357" calcext:value-type="float">
            <text:p>4357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360" calcext:value-type="float">
            <text:p>4360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362" calcext:value-type="float">
            <text:p>436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368" calcext:value-type="float">
            <text:p>436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374" calcext:value-type="float">
            <text:p>4374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375" calcext:value-type="float">
            <text:p>437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381" calcext:value-type="float">
            <text:p>438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390" calcext:value-type="float">
            <text:p>439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395" calcext:value-type="float">
            <text:p>439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407" calcext:value-type="float">
            <text:p>4407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408" calcext:value-type="float">
            <text:p>4408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416" calcext:value-type="float">
            <text:p>441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417" calcext:value-type="float">
            <text:p>441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418" calcext:value-type="float">
            <text:p>4418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421" calcext:value-type="float">
            <text:p>4421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426" calcext:value-type="float">
            <text:p>4426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434" calcext:value-type="float">
            <text:p>443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442" calcext:value-type="float">
            <text:p>444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484" calcext:value-type="float">
            <text:p>4484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529" calcext:value-type="float">
            <text:p>4529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548" calcext:value-type="float">
            <text:p>454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557" calcext:value-type="float">
            <text:p>4557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564" calcext:value-type="float">
            <text:p>456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578" calcext:value-type="float">
            <text:p>4578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591" calcext:value-type="float">
            <text:p>459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593" calcext:value-type="float">
            <text:p>4593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598" calcext:value-type="float">
            <text:p>4598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599" calcext:value-type="float">
            <text:p>4599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601" calcext:value-type="float">
            <text:p>460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602" calcext:value-type="float">
            <text:p>460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603" calcext:value-type="float">
            <text:p>4603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607" calcext:value-type="float">
            <text:p>4607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616" calcext:value-type="float">
            <text:p>4616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618" calcext:value-type="float">
            <text:p>461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621" calcext:value-type="float">
            <text:p>462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622" calcext:value-type="float">
            <text:p>462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623" calcext:value-type="float">
            <text:p>462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626" calcext:value-type="float">
            <text:p>4626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627" calcext:value-type="float">
            <text:p>462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630" calcext:value-type="float">
            <text:p>4630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633" calcext:value-type="float">
            <text:p>4633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634" calcext:value-type="float">
            <text:p>4634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639" calcext:value-type="float">
            <text:p>4639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640" calcext:value-type="float">
            <text:p>4640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641" calcext:value-type="float">
            <text:p>4641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642" calcext:value-type="float">
            <text:p>4642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643" calcext:value-type="float">
            <text:p>4643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644" calcext:value-type="float">
            <text:p>4644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648" calcext:value-type="float">
            <text:p>464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649" calcext:value-type="float">
            <text:p>4649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651" calcext:value-type="float">
            <text:p>4651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653" calcext:value-type="float">
            <text:p>465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654" calcext:value-type="float">
            <text:p>465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655" calcext:value-type="float">
            <text:p>465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660" calcext:value-type="float">
            <text:p>466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661" calcext:value-type="float">
            <text:p>466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663" calcext:value-type="float">
            <text:p>466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665" calcext:value-type="float">
            <text:p>466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666" calcext:value-type="float">
            <text:p>466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667" calcext:value-type="float">
            <text:p>4667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669" calcext:value-type="float">
            <text:p>4669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670" calcext:value-type="float">
            <text:p>467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671" calcext:value-type="float">
            <text:p>46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672" calcext:value-type="float">
            <text:p>4672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673" calcext:value-type="float">
            <text:p>4673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674" calcext:value-type="float">
            <text:p>46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675" calcext:value-type="float">
            <text:p>4675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679" calcext:value-type="float">
            <text:p>4679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681" calcext:value-type="float">
            <text:p>4681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682" calcext:value-type="float">
            <text:p>4682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685" calcext:value-type="float">
            <text:p>4685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686" calcext:value-type="float">
            <text:p>468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687" calcext:value-type="float">
            <text:p>4687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688" calcext:value-type="float">
            <text:p>4688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691" calcext:value-type="float">
            <text:p>469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692" calcext:value-type="float">
            <text:p>469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694" calcext:value-type="float">
            <text:p>4694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695" calcext:value-type="float">
            <text:p>4695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696" calcext:value-type="float">
            <text:p>469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697" calcext:value-type="float">
            <text:p>4697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698" calcext:value-type="float">
            <text:p>469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01" calcext:value-type="float">
            <text:p>470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702" calcext:value-type="float">
            <text:p>470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704" calcext:value-type="float">
            <text:p>4704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05" calcext:value-type="float">
            <text:p>470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06" calcext:value-type="float">
            <text:p>470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07" calcext:value-type="float">
            <text:p>4707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08" calcext:value-type="float">
            <text:p>4708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09" calcext:value-type="float">
            <text:p>4709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710" calcext:value-type="float">
            <text:p>4710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11" calcext:value-type="float">
            <text:p>4711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12" calcext:value-type="float">
            <text:p>471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714" calcext:value-type="float">
            <text:p>471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15" calcext:value-type="float">
            <text:p>4715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16" calcext:value-type="float">
            <text:p>471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17" calcext:value-type="float">
            <text:p>4717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18" calcext:value-type="float">
            <text:p>471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19" calcext:value-type="float">
            <text:p>4719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21" calcext:value-type="float">
            <text:p>4721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22" calcext:value-type="float">
            <text:p>472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23" calcext:value-type="float">
            <text:p>4723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24" calcext:value-type="float">
            <text:p>472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25" calcext:value-type="float">
            <text:p>472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29" calcext:value-type="float">
            <text:p>4729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730" calcext:value-type="float">
            <text:p>473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731" calcext:value-type="float">
            <text:p>473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732" calcext:value-type="float">
            <text:p>473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33" calcext:value-type="float">
            <text:p>4733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35" calcext:value-type="float">
            <text:p>473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37" calcext:value-type="float">
            <text:p>473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38" calcext:value-type="float">
            <text:p>4738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39" calcext:value-type="float">
            <text:p>4739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41" calcext:value-type="float">
            <text:p>474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42" calcext:value-type="float">
            <text:p>4742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43" calcext:value-type="float">
            <text:p>4743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744" calcext:value-type="float">
            <text:p>474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45" calcext:value-type="float">
            <text:p>474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46" calcext:value-type="float">
            <text:p>474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49" calcext:value-type="float">
            <text:p>4749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50" calcext:value-type="float">
            <text:p>4750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52" calcext:value-type="float">
            <text:p>475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57" calcext:value-type="float">
            <text:p>475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58" calcext:value-type="float">
            <text:p>4758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60" calcext:value-type="float">
            <text:p>476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62" calcext:value-type="float">
            <text:p>4762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763" calcext:value-type="float">
            <text:p>476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64" calcext:value-type="float">
            <text:p>4764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767" calcext:value-type="float">
            <text:p>4767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69" calcext:value-type="float">
            <text:p>4769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70" calcext:value-type="float">
            <text:p>477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771" calcext:value-type="float">
            <text:p>477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778" calcext:value-type="float">
            <text:p>47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79" calcext:value-type="float">
            <text:p>477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82" calcext:value-type="float">
            <text:p>478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84" calcext:value-type="float">
            <text:p>4784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785" calcext:value-type="float">
            <text:p>478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87" calcext:value-type="float">
            <text:p>4787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790" calcext:value-type="float">
            <text:p>479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791" calcext:value-type="float">
            <text:p>4791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92" calcext:value-type="float">
            <text:p>479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93" calcext:value-type="float">
            <text:p>4793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94" calcext:value-type="float">
            <text:p>4794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96" calcext:value-type="float">
            <text:p>479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97" calcext:value-type="float">
            <text:p>4797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798" calcext:value-type="float">
            <text:p>479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800" calcext:value-type="float">
            <text:p>480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801" calcext:value-type="float">
            <text:p>4801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802" calcext:value-type="float">
            <text:p>4802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805" calcext:value-type="float">
            <text:p>480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806" calcext:value-type="float">
            <text:p>480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809" calcext:value-type="float">
            <text:p>4809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814" calcext:value-type="float">
            <text:p>481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818" calcext:value-type="float">
            <text:p>4818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820" calcext:value-type="float">
            <text:p>4820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822" calcext:value-type="float">
            <text:p>4822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825" calcext:value-type="float">
            <text:p>482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827" calcext:value-type="float">
            <text:p>4827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828" calcext:value-type="float">
            <text:p>482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829" calcext:value-type="float">
            <text:p>4829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832" calcext:value-type="float">
            <text:p>483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834" calcext:value-type="float">
            <text:p>483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836" calcext:value-type="float">
            <text:p>4836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838" calcext:value-type="float">
            <text:p>4838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839" calcext:value-type="float">
            <text:p>4839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843" calcext:value-type="float">
            <text:p>484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845" calcext:value-type="float">
            <text:p>4845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846" calcext:value-type="float">
            <text:p>4846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849" calcext:value-type="float">
            <text:p>4849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851" calcext:value-type="float">
            <text:p>4851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853" calcext:value-type="float">
            <text:p>485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855" calcext:value-type="float">
            <text:p>485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858" calcext:value-type="float">
            <text:p>485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859" calcext:value-type="float">
            <text:p>4859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860" calcext:value-type="float">
            <text:p>486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862" calcext:value-type="float">
            <text:p>486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865" calcext:value-type="float">
            <text:p>4865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866" calcext:value-type="float">
            <text:p>4866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867" calcext:value-type="float">
            <text:p>4867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869" calcext:value-type="float">
            <text:p>4869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870" calcext:value-type="float">
            <text:p>4870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871" calcext:value-type="float">
            <text:p>4871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872" calcext:value-type="float">
            <text:p>4872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873" calcext:value-type="float">
            <text:p>487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876" calcext:value-type="float">
            <text:p>4876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878" calcext:value-type="float">
            <text:p>48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879" calcext:value-type="float">
            <text:p>4879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880" calcext:value-type="float">
            <text:p>488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881" calcext:value-type="float">
            <text:p>488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882" calcext:value-type="float">
            <text:p>4882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883" calcext:value-type="float">
            <text:p>4883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886" calcext:value-type="float">
            <text:p>4886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887" calcext:value-type="float">
            <text:p>488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888" calcext:value-type="float">
            <text:p>488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893" calcext:value-type="float">
            <text:p>489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894" calcext:value-type="float">
            <text:p>489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896" calcext:value-type="float">
            <text:p>4896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897" calcext:value-type="float">
            <text:p>489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898" calcext:value-type="float">
            <text:p>489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899" calcext:value-type="float">
            <text:p>489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900" calcext:value-type="float">
            <text:p>490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904" calcext:value-type="float">
            <text:p>490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906" calcext:value-type="float">
            <text:p>4906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908" calcext:value-type="float">
            <text:p>4908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911" calcext:value-type="float">
            <text:p>4911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912" calcext:value-type="float">
            <text:p>4912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925" calcext:value-type="float">
            <text:p>4925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928" calcext:value-type="float">
            <text:p>492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929" calcext:value-type="float">
            <text:p>4929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930" calcext:value-type="float">
            <text:p>4930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931" calcext:value-type="float">
            <text:p>493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933" calcext:value-type="float">
            <text:p>4933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934" calcext:value-type="float">
            <text:p>493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935" calcext:value-type="float">
            <text:p>49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937" calcext:value-type="float">
            <text:p>493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938" calcext:value-type="float">
            <text:p>4938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941" calcext:value-type="float">
            <text:p>4941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942" calcext:value-type="float">
            <text:p>494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944" calcext:value-type="float">
            <text:p>4944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945" calcext:value-type="float">
            <text:p>494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949" calcext:value-type="float">
            <text:p>494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950" calcext:value-type="float">
            <text:p>495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952" calcext:value-type="float">
            <text:p>4952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956" calcext:value-type="float">
            <text:p>4956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957" calcext:value-type="float">
            <text:p>4957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959" calcext:value-type="float">
            <text:p>4959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961" calcext:value-type="float">
            <text:p>4961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962" calcext:value-type="float">
            <text:p>4962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965" calcext:value-type="float">
            <text:p>496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966" calcext:value-type="float">
            <text:p>4966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967" calcext:value-type="float">
            <text:p>4967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968" calcext:value-type="float">
            <text:p>4968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969" calcext:value-type="float">
            <text:p>4969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970" calcext:value-type="float">
            <text:p>4970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974" calcext:value-type="float">
            <text:p>497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976" calcext:value-type="float">
            <text:p>4976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977" calcext:value-type="float">
            <text:p>4977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978" calcext:value-type="float">
            <text:p>497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981" calcext:value-type="float">
            <text:p>4981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982" calcext:value-type="float">
            <text:p>498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986" calcext:value-type="float">
            <text:p>498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987" calcext:value-type="float">
            <text:p>4987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991" calcext:value-type="float">
            <text:p>4991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992" calcext:value-type="float">
            <text:p>4992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993" calcext:value-type="float">
            <text:p>499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994" calcext:value-type="float">
            <text:p>4994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996" calcext:value-type="float">
            <text:p>499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4998" calcext:value-type="float">
            <text:p>499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4999" calcext:value-type="float">
            <text:p>4999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001" calcext:value-type="float">
            <text:p>500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004" calcext:value-type="float">
            <text:p>500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008" calcext:value-type="float">
            <text:p>5008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011" calcext:value-type="float">
            <text:p>5011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013" calcext:value-type="float">
            <text:p>5013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014" calcext:value-type="float">
            <text:p>5014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015" calcext:value-type="float">
            <text:p>501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017" calcext:value-type="float">
            <text:p>5017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018" calcext:value-type="float">
            <text:p>5018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019" calcext:value-type="float">
            <text:p>501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020" calcext:value-type="float">
            <text:p>5020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027" calcext:value-type="float">
            <text:p>5027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033" calcext:value-type="float">
            <text:p>503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035" calcext:value-type="float">
            <text:p>503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039" calcext:value-type="float">
            <text:p>5039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040" calcext:value-type="float">
            <text:p>5040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041" calcext:value-type="float">
            <text:p>504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043" calcext:value-type="float">
            <text:p>504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044" calcext:value-type="float">
            <text:p>504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045" calcext:value-type="float">
            <text:p>504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048" calcext:value-type="float">
            <text:p>504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049" calcext:value-type="float">
            <text:p>5049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050" calcext:value-type="float">
            <text:p>505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052" calcext:value-type="float">
            <text:p>5052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053" calcext:value-type="float">
            <text:p>5053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054" calcext:value-type="float">
            <text:p>505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057" calcext:value-type="float">
            <text:p>505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058" calcext:value-type="float">
            <text:p>5058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059" calcext:value-type="float">
            <text:p>5059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060" calcext:value-type="float">
            <text:p>506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061" calcext:value-type="float">
            <text:p>5061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062" calcext:value-type="float">
            <text:p>5062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063" calcext:value-type="float">
            <text:p>506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064" calcext:value-type="float">
            <text:p>5064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065" calcext:value-type="float">
            <text:p>5065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066" calcext:value-type="float">
            <text:p>506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068" calcext:value-type="float">
            <text:p>5068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070" calcext:value-type="float">
            <text:p>507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072" calcext:value-type="float">
            <text:p>507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073" calcext:value-type="float">
            <text:p>5073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074" calcext:value-type="float">
            <text:p>5074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078" calcext:value-type="float">
            <text:p>5078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079" calcext:value-type="float">
            <text:p>5079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081" calcext:value-type="float">
            <text:p>5081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084" calcext:value-type="float">
            <text:p>5084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086" calcext:value-type="float">
            <text:p>5086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088" calcext:value-type="float">
            <text:p>5088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092" calcext:value-type="float">
            <text:p>5092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093" calcext:value-type="float">
            <text:p>509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097" calcext:value-type="float">
            <text:p>509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098" calcext:value-type="float">
            <text:p>5098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100" calcext:value-type="float">
            <text:p>510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101" calcext:value-type="float">
            <text:p>5101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102" calcext:value-type="float">
            <text:p>5102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105" calcext:value-type="float">
            <text:p>5105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107" calcext:value-type="float">
            <text:p>5107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110" calcext:value-type="float">
            <text:p>5110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113" calcext:value-type="float">
            <text:p>511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114" calcext:value-type="float">
            <text:p>5114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115" calcext:value-type="float">
            <text:p>511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116" calcext:value-type="float">
            <text:p>511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117" calcext:value-type="float">
            <text:p>5117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118" calcext:value-type="float">
            <text:p>5118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119" calcext:value-type="float">
            <text:p>5119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120" calcext:value-type="float">
            <text:p>512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121" calcext:value-type="float">
            <text:p>512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122" calcext:value-type="float">
            <text:p>5122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123" calcext:value-type="float">
            <text:p>512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124" calcext:value-type="float">
            <text:p>5124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126" calcext:value-type="float">
            <text:p>5126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127" calcext:value-type="float">
            <text:p>5127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130" calcext:value-type="float">
            <text:p>5130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134" calcext:value-type="float">
            <text:p>5134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135" calcext:value-type="float">
            <text:p>513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138" calcext:value-type="float">
            <text:p>513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139" calcext:value-type="float">
            <text:p>5139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143" calcext:value-type="float">
            <text:p>5143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144" calcext:value-type="float">
            <text:p>5144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145" calcext:value-type="float">
            <text:p>5145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147" calcext:value-type="float">
            <text:p>5147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148" calcext:value-type="float">
            <text:p>5148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150" calcext:value-type="float">
            <text:p>5150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152" calcext:value-type="float">
            <text:p>5152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154" calcext:value-type="float">
            <text:p>515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155" calcext:value-type="float">
            <text:p>5155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157" calcext:value-type="float">
            <text:p>5157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160" calcext:value-type="float">
            <text:p>5160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161" calcext:value-type="float">
            <text:p>5161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162" calcext:value-type="float">
            <text:p>516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163" calcext:value-type="float">
            <text:p>5163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164" calcext:value-type="float">
            <text:p>5164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166" calcext:value-type="float">
            <text:p>5166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167" calcext:value-type="float">
            <text:p>5167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169" calcext:value-type="float">
            <text:p>5169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171" calcext:value-type="float">
            <text:p>517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172" calcext:value-type="float">
            <text:p>517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173" calcext:value-type="float">
            <text:p>5173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174" calcext:value-type="float">
            <text:p>517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175" calcext:value-type="float">
            <text:p>517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176" calcext:value-type="float">
            <text:p>517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177" calcext:value-type="float">
            <text:p>5177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178" calcext:value-type="float">
            <text:p>5178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179" calcext:value-type="float">
            <text:p>5179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182" calcext:value-type="float">
            <text:p>5182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183" calcext:value-type="float">
            <text:p>518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184" calcext:value-type="float">
            <text:p>518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185" calcext:value-type="float">
            <text:p>5185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186" calcext:value-type="float">
            <text:p>5186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188" calcext:value-type="float">
            <text:p>5188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189" calcext:value-type="float">
            <text:p>5189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190" calcext:value-type="float">
            <text:p>519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191" calcext:value-type="float">
            <text:p>519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193" calcext:value-type="float">
            <text:p>5193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195" calcext:value-type="float">
            <text:p>5195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196" calcext:value-type="float">
            <text:p>519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197" calcext:value-type="float">
            <text:p>5197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199" calcext:value-type="float">
            <text:p>5199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200" calcext:value-type="float">
            <text:p>520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201" calcext:value-type="float">
            <text:p>5201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204" calcext:value-type="float">
            <text:p>5204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205" calcext:value-type="float">
            <text:p>520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206" calcext:value-type="float">
            <text:p>520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208" calcext:value-type="float">
            <text:p>520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209" calcext:value-type="float">
            <text:p>5209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211" calcext:value-type="float">
            <text:p>5211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212" calcext:value-type="float">
            <text:p>5212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213" calcext:value-type="float">
            <text:p>5213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214" calcext:value-type="float">
            <text:p>5214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215" calcext:value-type="float">
            <text:p>5215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218" calcext:value-type="float">
            <text:p>5218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221" calcext:value-type="float">
            <text:p>522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222" calcext:value-type="float">
            <text:p>5222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223" calcext:value-type="float">
            <text:p>522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224" calcext:value-type="float">
            <text:p>5224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225" calcext:value-type="float">
            <text:p>5225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226" calcext:value-type="float">
            <text:p>5226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227" calcext:value-type="float">
            <text:p>5227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228" calcext:value-type="float">
            <text:p>5228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229" calcext:value-type="float">
            <text:p>522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230" calcext:value-type="float">
            <text:p>523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231" calcext:value-type="float">
            <text:p>5231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232" calcext:value-type="float">
            <text:p>523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233" calcext:value-type="float">
            <text:p>523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235" calcext:value-type="float">
            <text:p>5235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236" calcext:value-type="float">
            <text:p>5236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238" calcext:value-type="float">
            <text:p>5238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239" calcext:value-type="float">
            <text:p>523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240" calcext:value-type="float">
            <text:p>5240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243" calcext:value-type="float">
            <text:p>5243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244" calcext:value-type="float">
            <text:p>5244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251" calcext:value-type="float">
            <text:p>5251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253" calcext:value-type="float">
            <text:p>525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256" calcext:value-type="float">
            <text:p>525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258" calcext:value-type="float">
            <text:p>5258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259" calcext:value-type="float">
            <text:p>5259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260" calcext:value-type="float">
            <text:p>5260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261" calcext:value-type="float">
            <text:p>5261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264" calcext:value-type="float">
            <text:p>5264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266" calcext:value-type="float">
            <text:p>526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267" calcext:value-type="float">
            <text:p>526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268" calcext:value-type="float">
            <text:p>5268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270" calcext:value-type="float">
            <text:p>5270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271" calcext:value-type="float">
            <text:p>527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272" calcext:value-type="float">
            <text:p>527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273" calcext:value-type="float">
            <text:p>5273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275" calcext:value-type="float">
            <text:p>5275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277" calcext:value-type="float">
            <text:p>527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278" calcext:value-type="float">
            <text:p>5278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279" calcext:value-type="float">
            <text:p>5279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280" calcext:value-type="float">
            <text:p>528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281" calcext:value-type="float">
            <text:p>5281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284" calcext:value-type="float">
            <text:p>5284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287" calcext:value-type="float">
            <text:p>5287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288" calcext:value-type="float">
            <text:p>5288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290" calcext:value-type="float">
            <text:p>5290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291" calcext:value-type="float">
            <text:p>5291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292" calcext:value-type="float">
            <text:p>5292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293" calcext:value-type="float">
            <text:p>5293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294" calcext:value-type="float">
            <text:p>529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295" calcext:value-type="float">
            <text:p>5295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296" calcext:value-type="float">
            <text:p>5296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298" calcext:value-type="float">
            <text:p>529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299" calcext:value-type="float">
            <text:p>529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300" calcext:value-type="float">
            <text:p>530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305" calcext:value-type="float">
            <text:p>5305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306" calcext:value-type="float">
            <text:p>530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308" calcext:value-type="float">
            <text:p>5308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310" calcext:value-type="float">
            <text:p>531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311" calcext:value-type="float">
            <text:p>5311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312" calcext:value-type="float">
            <text:p>531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313" calcext:value-type="float">
            <text:p>5313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315" calcext:value-type="float">
            <text:p>531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317" calcext:value-type="float">
            <text:p>5317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318" calcext:value-type="float">
            <text:p>5318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322" calcext:value-type="float">
            <text:p>5322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323" calcext:value-type="float">
            <text:p>532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324" calcext:value-type="float">
            <text:p>532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326" calcext:value-type="float">
            <text:p>5326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327" calcext:value-type="float">
            <text:p>5327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328" calcext:value-type="float">
            <text:p>532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329" calcext:value-type="float">
            <text:p>5329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330" calcext:value-type="float">
            <text:p>533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331" calcext:value-type="float">
            <text:p>533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332" calcext:value-type="float">
            <text:p>5332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334" calcext:value-type="float">
            <text:p>5334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335" calcext:value-type="float">
            <text:p>533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338" calcext:value-type="float">
            <text:p>5338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339" calcext:value-type="float">
            <text:p>5339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341" calcext:value-type="float">
            <text:p>5341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345" calcext:value-type="float">
            <text:p>5345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346" calcext:value-type="float">
            <text:p>534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347" calcext:value-type="float">
            <text:p>5347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348" calcext:value-type="float">
            <text:p>5348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350" calcext:value-type="float">
            <text:p>5350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351" calcext:value-type="float">
            <text:p>535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358" calcext:value-type="float">
            <text:p>5358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360" calcext:value-type="float">
            <text:p>536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361" calcext:value-type="float">
            <text:p>5361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364" calcext:value-type="float">
            <text:p>5364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365" calcext:value-type="float">
            <text:p>5365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366" calcext:value-type="float">
            <text:p>5366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368" calcext:value-type="float">
            <text:p>5368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369" calcext:value-type="float">
            <text:p>5369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370" calcext:value-type="float">
            <text:p>5370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373" calcext:value-type="float">
            <text:p>5373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377" calcext:value-type="float">
            <text:p>537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378" calcext:value-type="float">
            <text:p>537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381" calcext:value-type="float">
            <text:p>5381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382" calcext:value-type="float">
            <text:p>5382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383" calcext:value-type="float">
            <text:p>53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384" calcext:value-type="float">
            <text:p>5384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386" calcext:value-type="float">
            <text:p>5386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388" calcext:value-type="float">
            <text:p>5388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389" calcext:value-type="float">
            <text:p>5389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390" calcext:value-type="float">
            <text:p>539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392" calcext:value-type="float">
            <text:p>5392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393" calcext:value-type="float">
            <text:p>5393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395" calcext:value-type="float">
            <text:p>5395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396" calcext:value-type="float">
            <text:p>5396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397" calcext:value-type="float">
            <text:p>5397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398" calcext:value-type="float">
            <text:p>5398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399" calcext:value-type="float">
            <text:p>5399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401" calcext:value-type="float">
            <text:p>5401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402" calcext:value-type="float">
            <text:p>5402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403" calcext:value-type="float">
            <text:p>540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404" calcext:value-type="float">
            <text:p>5404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405" calcext:value-type="float">
            <text:p>540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406" calcext:value-type="float">
            <text:p>540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407" calcext:value-type="float">
            <text:p>540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408" calcext:value-type="float">
            <text:p>5408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409" calcext:value-type="float">
            <text:p>540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410" calcext:value-type="float">
            <text:p>541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411" calcext:value-type="float">
            <text:p>5411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412" calcext:value-type="float">
            <text:p>54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414" calcext:value-type="float">
            <text:p>5414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417" calcext:value-type="float">
            <text:p>5417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418" calcext:value-type="float">
            <text:p>541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420" calcext:value-type="float">
            <text:p>542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421" calcext:value-type="float">
            <text:p>5421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422" calcext:value-type="float">
            <text:p>542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424" calcext:value-type="float">
            <text:p>5424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425" calcext:value-type="float">
            <text:p>5425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426" calcext:value-type="float">
            <text:p>542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427" calcext:value-type="float">
            <text:p>5427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428" calcext:value-type="float">
            <text:p>5428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429" calcext:value-type="float">
            <text:p>5429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431" calcext:value-type="float">
            <text:p>543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432" calcext:value-type="float">
            <text:p>543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433" calcext:value-type="float">
            <text:p>5433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434" calcext:value-type="float">
            <text:p>5434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435" calcext:value-type="float">
            <text:p>5435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440" calcext:value-type="float">
            <text:p>544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441" calcext:value-type="float">
            <text:p>5441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442" calcext:value-type="float">
            <text:p>544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444" calcext:value-type="float">
            <text:p>544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446" calcext:value-type="float">
            <text:p>5446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447" calcext:value-type="float">
            <text:p>544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450" calcext:value-type="float">
            <text:p>545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451" calcext:value-type="float">
            <text:p>5451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452" calcext:value-type="float">
            <text:p>5452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453" calcext:value-type="float">
            <text:p>545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454" calcext:value-type="float">
            <text:p>545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455" calcext:value-type="float">
            <text:p>5455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457" calcext:value-type="float">
            <text:p>545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458" calcext:value-type="float">
            <text:p>5458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459" calcext:value-type="float">
            <text:p>5459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463" calcext:value-type="float">
            <text:p>5463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464" calcext:value-type="float">
            <text:p>5464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465" calcext:value-type="float">
            <text:p>546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468" calcext:value-type="float">
            <text:p>5468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470" calcext:value-type="float">
            <text:p>547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471" calcext:value-type="float">
            <text:p>5471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472" calcext:value-type="float">
            <text:p>547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473" calcext:value-type="float">
            <text:p>5473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474" calcext:value-type="float">
            <text:p>5474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475" calcext:value-type="float">
            <text:p>5475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477" calcext:value-type="float">
            <text:p>5477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478" calcext:value-type="float">
            <text:p>5478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481" calcext:value-type="float">
            <text:p>548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482" calcext:value-type="float">
            <text:p>548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483" calcext:value-type="float">
            <text:p>548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484" calcext:value-type="float">
            <text:p>5484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485" calcext:value-type="float">
            <text:p>548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486" calcext:value-type="float">
            <text:p>5486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489" calcext:value-type="float">
            <text:p>5489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490" calcext:value-type="float">
            <text:p>549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491" calcext:value-type="float">
            <text:p>549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492" calcext:value-type="float">
            <text:p>5492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493" calcext:value-type="float">
            <text:p>549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495" calcext:value-type="float">
            <text:p>5495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497" calcext:value-type="float">
            <text:p>5497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498" calcext:value-type="float">
            <text:p>549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499" calcext:value-type="float">
            <text:p>5499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502" calcext:value-type="float">
            <text:p>550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505" calcext:value-type="float">
            <text:p>5505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510" calcext:value-type="float">
            <text:p>5510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511" calcext:value-type="float">
            <text:p>551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513" calcext:value-type="float">
            <text:p>5513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514" calcext:value-type="float">
            <text:p>5514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518" calcext:value-type="float">
            <text:p>5518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519" calcext:value-type="float">
            <text:p>5519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520" calcext:value-type="float">
            <text:p>552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521" calcext:value-type="float">
            <text:p>5521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525" calcext:value-type="float">
            <text:p>5525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526" calcext:value-type="float">
            <text:p>552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527" calcext:value-type="float">
            <text:p>552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529" calcext:value-type="float">
            <text:p>552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530" calcext:value-type="float">
            <text:p>553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531" calcext:value-type="float">
            <text:p>5531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532" calcext:value-type="float">
            <text:p>5532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533" calcext:value-type="float">
            <text:p>5533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534" calcext:value-type="float">
            <text:p>553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535" calcext:value-type="float">
            <text:p>553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540" calcext:value-type="float">
            <text:p>5540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541" calcext:value-type="float">
            <text:p>554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543" calcext:value-type="float">
            <text:p>5543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547" calcext:value-type="float">
            <text:p>5547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548" calcext:value-type="float">
            <text:p>5548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549" calcext:value-type="float">
            <text:p>554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550" calcext:value-type="float">
            <text:p>555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551" calcext:value-type="float">
            <text:p>5551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552" calcext:value-type="float">
            <text:p>5552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553" calcext:value-type="float">
            <text:p>5553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554" calcext:value-type="float">
            <text:p>5554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556" calcext:value-type="float">
            <text:p>555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558" calcext:value-type="float">
            <text:p>555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559" calcext:value-type="float">
            <text:p>5559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560" calcext:value-type="float">
            <text:p>556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562" calcext:value-type="float">
            <text:p>5562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563" calcext:value-type="float">
            <text:p>5563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565" calcext:value-type="float">
            <text:p>556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566" calcext:value-type="float">
            <text:p>556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567" calcext:value-type="float">
            <text:p>5567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571" calcext:value-type="float">
            <text:p>5571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572" calcext:value-type="float">
            <text:p>5572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575" calcext:value-type="float">
            <text:p>557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576" calcext:value-type="float">
            <text:p>5576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577" calcext:value-type="float">
            <text:p>5577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579" calcext:value-type="float">
            <text:p>5579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580" calcext:value-type="float">
            <text:p>558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582" calcext:value-type="float">
            <text:p>5582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583" calcext:value-type="float">
            <text:p>5583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584" calcext:value-type="float">
            <text:p>5584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588" calcext:value-type="float">
            <text:p>5588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589" calcext:value-type="float">
            <text:p>5589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590" calcext:value-type="float">
            <text:p>559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591" calcext:value-type="float">
            <text:p>5591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592" calcext:value-type="float">
            <text:p>5592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593" calcext:value-type="float">
            <text:p>559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596" calcext:value-type="float">
            <text:p>559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597" calcext:value-type="float">
            <text:p>5597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599" calcext:value-type="float">
            <text:p>5599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601" calcext:value-type="float">
            <text:p>560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602" calcext:value-type="float">
            <text:p>560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603" calcext:value-type="float">
            <text:p>5603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604" calcext:value-type="float">
            <text:p>5604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605" calcext:value-type="float">
            <text:p>560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613" calcext:value-type="float">
            <text:p>561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614" calcext:value-type="float">
            <text:p>5614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616" calcext:value-type="float">
            <text:p>5616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617" calcext:value-type="float">
            <text:p>5617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620" calcext:value-type="float">
            <text:p>5620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622" calcext:value-type="float">
            <text:p>562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623" calcext:value-type="float">
            <text:p>562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624" calcext:value-type="float">
            <text:p>562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626" calcext:value-type="float">
            <text:p>5626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628" calcext:value-type="float">
            <text:p>5628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629" calcext:value-type="float">
            <text:p>5629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632" calcext:value-type="float">
            <text:p>5632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633" calcext:value-type="float">
            <text:p>5633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634" calcext:value-type="float">
            <text:p>563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635" calcext:value-type="float">
            <text:p>563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636" calcext:value-type="float">
            <text:p>5636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638" calcext:value-type="float">
            <text:p>5638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640" calcext:value-type="float">
            <text:p>564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641" calcext:value-type="float">
            <text:p>5641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642" calcext:value-type="float">
            <text:p>5642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645" calcext:value-type="float">
            <text:p>5645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646" calcext:value-type="float">
            <text:p>564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647" calcext:value-type="float">
            <text:p>5647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651" calcext:value-type="float">
            <text:p>56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652" calcext:value-type="float">
            <text:p>5652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653" calcext:value-type="float">
            <text:p>565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5654" calcext:value-type="float">
            <text:p>5654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655" calcext:value-type="float">
            <text:p>5655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5656" calcext:value-type="float">
            <text:p>565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001" calcext:value-type="float">
            <text:p>6001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006" calcext:value-type="float">
            <text:p>600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007" calcext:value-type="float">
            <text:p>6007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008" calcext:value-type="float">
            <text:p>6008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010" calcext:value-type="float">
            <text:p>60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011" calcext:value-type="float">
            <text:p>6011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012" calcext:value-type="float">
            <text:p>6012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014" calcext:value-type="float">
            <text:p>6014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016" calcext:value-type="float">
            <text:p>601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017" calcext:value-type="float">
            <text:p>6017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018" calcext:value-type="float">
            <text:p>6018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019" calcext:value-type="float">
            <text:p>6019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021" calcext:value-type="float">
            <text:p>602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022" calcext:value-type="float">
            <text:p>6022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023" calcext:value-type="float">
            <text:p>6023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024" calcext:value-type="float">
            <text:p>6024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026" calcext:value-type="float">
            <text:p>6026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029" calcext:value-type="float">
            <text:p>6029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030" calcext:value-type="float">
            <text:p>6030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036" calcext:value-type="float">
            <text:p>603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039" calcext:value-type="float">
            <text:p>6039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042" calcext:value-type="float">
            <text:p>6042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044" calcext:value-type="float">
            <text:p>6044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047" calcext:value-type="float">
            <text:p>6047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048" calcext:value-type="float">
            <text:p>604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049" calcext:value-type="float">
            <text:p>6049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050" calcext:value-type="float">
            <text:p>60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051" calcext:value-type="float">
            <text:p>6051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052" calcext:value-type="float">
            <text:p>605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053" calcext:value-type="float">
            <text:p>6053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055" calcext:value-type="float">
            <text:p>605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058" calcext:value-type="float">
            <text:p>6058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059" calcext:value-type="float">
            <text:p>6059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060" calcext:value-type="float">
            <text:p>6060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062" calcext:value-type="float">
            <text:p>606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063" calcext:value-type="float">
            <text:p>6063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065" calcext:value-type="float">
            <text:p>6065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068" calcext:value-type="float">
            <text:p>606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069" calcext:value-type="float">
            <text:p>6069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071" calcext:value-type="float">
            <text:p>6071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075" calcext:value-type="float">
            <text:p>6075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077" calcext:value-type="float">
            <text:p>6077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079" calcext:value-type="float">
            <text:p>6079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080" calcext:value-type="float">
            <text:p>6080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082" calcext:value-type="float">
            <text:p>6082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083" calcext:value-type="float">
            <text:p>6083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085" calcext:value-type="float">
            <text:p>608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092" calcext:value-type="float">
            <text:p>6092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097" calcext:value-type="float">
            <text:p>6097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098" calcext:value-type="float">
            <text:p>609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100" calcext:value-type="float">
            <text:p>610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101" calcext:value-type="float">
            <text:p>6101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103" calcext:value-type="float">
            <text:p>6103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105" calcext:value-type="float">
            <text:p>6105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107" calcext:value-type="float">
            <text:p>6107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108" calcext:value-type="float">
            <text:p>6108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113" calcext:value-type="float">
            <text:p>611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114" calcext:value-type="float">
            <text:p>6114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116" calcext:value-type="float">
            <text:p>6116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118" calcext:value-type="float">
            <text:p>6118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122" calcext:value-type="float">
            <text:p>612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124" calcext:value-type="float">
            <text:p>6124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125" calcext:value-type="float">
            <text:p>6125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131" calcext:value-type="float">
            <text:p>6131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133" calcext:value-type="float">
            <text:p>6133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135" calcext:value-type="float">
            <text:p>6135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138" calcext:value-type="float">
            <text:p>6138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141" calcext:value-type="float">
            <text:p>6141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143" calcext:value-type="float">
            <text:p>614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144" calcext:value-type="float">
            <text:p>614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145" calcext:value-type="float">
            <text:p>614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146" calcext:value-type="float">
            <text:p>6146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147" calcext:value-type="float">
            <text:p>6147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149" calcext:value-type="float">
            <text:p>6149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150" calcext:value-type="float">
            <text:p>6150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152" calcext:value-type="float">
            <text:p>615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154" calcext:value-type="float">
            <text:p>6154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156" calcext:value-type="float">
            <text:p>615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157" calcext:value-type="float">
            <text:p>6157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160" calcext:value-type="float">
            <text:p>616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163" calcext:value-type="float">
            <text:p>6163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164" calcext:value-type="float">
            <text:p>6164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167" calcext:value-type="float">
            <text:p>6167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168" calcext:value-type="float">
            <text:p>6168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169" calcext:value-type="float">
            <text:p>6169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171" calcext:value-type="float">
            <text:p>6171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178" calcext:value-type="float">
            <text:p>617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179" calcext:value-type="float">
            <text:p>6179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181" calcext:value-type="float">
            <text:p>6181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182" calcext:value-type="float">
            <text:p>6182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183" calcext:value-type="float">
            <text:p>6183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184" calcext:value-type="float">
            <text:p>618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185" calcext:value-type="float">
            <text:p>618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187" calcext:value-type="float">
            <text:p>6187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188" calcext:value-type="float">
            <text:p>6188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189" calcext:value-type="float">
            <text:p>6189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190" calcext:value-type="float">
            <text:p>6190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192" calcext:value-type="float">
            <text:p>6192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194" calcext:value-type="float">
            <text:p>619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195" calcext:value-type="float">
            <text:p>619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200" calcext:value-type="float">
            <text:p>620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201" calcext:value-type="float">
            <text:p>6201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204" calcext:value-type="float">
            <text:p>6204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207" calcext:value-type="float">
            <text:p>6207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208" calcext:value-type="float">
            <text:p>6208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211" calcext:value-type="float">
            <text:p>621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212" calcext:value-type="float">
            <text:p>6212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214" calcext:value-type="float">
            <text:p>6214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217" calcext:value-type="float">
            <text:p>621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218" calcext:value-type="float">
            <text:p>621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223" calcext:value-type="float">
            <text:p>6223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224" calcext:value-type="float">
            <text:p>6224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225" calcext:value-type="float">
            <text:p>6225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226" calcext:value-type="float">
            <text:p>6226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228" calcext:value-type="float">
            <text:p>622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229" calcext:value-type="float">
            <text:p>6229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231" calcext:value-type="float">
            <text:p>6231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232" calcext:value-type="float">
            <text:p>6232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233" calcext:value-type="float">
            <text:p>6233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234" calcext:value-type="float">
            <text:p>6234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237" calcext:value-type="float">
            <text:p>6237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238" calcext:value-type="float">
            <text:p>6238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239" calcext:value-type="float">
            <text:p>623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242" calcext:value-type="float">
            <text:p>624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245" calcext:value-type="float">
            <text:p>6245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246" calcext:value-type="float">
            <text:p>624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248" calcext:value-type="float">
            <text:p>624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251" calcext:value-type="float">
            <text:p>625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253" calcext:value-type="float">
            <text:p>6253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254" calcext:value-type="float">
            <text:p>6254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256" calcext:value-type="float">
            <text:p>625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257" calcext:value-type="float">
            <text:p>6257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263" calcext:value-type="float">
            <text:p>6263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271" calcext:value-type="float">
            <text:p>627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272" calcext:value-type="float">
            <text:p>627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273" calcext:value-type="float">
            <text:p>6273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280" calcext:value-type="float">
            <text:p>6280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281" calcext:value-type="float">
            <text:p>6281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283" calcext:value-type="float">
            <text:p>6283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284" calcext:value-type="float">
            <text:p>6284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286" calcext:value-type="float">
            <text:p>6286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287" calcext:value-type="float">
            <text:p>628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288" calcext:value-type="float">
            <text:p>6288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297" calcext:value-type="float">
            <text:p>629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300" calcext:value-type="float">
            <text:p>6300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302" calcext:value-type="float">
            <text:p>6302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305" calcext:value-type="float">
            <text:p>630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306" calcext:value-type="float">
            <text:p>6306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308" calcext:value-type="float">
            <text:p>6308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312" calcext:value-type="float">
            <text:p>6312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314" calcext:value-type="float">
            <text:p>6314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317" calcext:value-type="float">
            <text:p>6317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318" calcext:value-type="float">
            <text:p>6318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319" calcext:value-type="float">
            <text:p>631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322" calcext:value-type="float">
            <text:p>6322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327" calcext:value-type="float">
            <text:p>6327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328" calcext:value-type="float">
            <text:p>6328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329" calcext:value-type="float">
            <text:p>6329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330" calcext:value-type="float">
            <text:p>633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334" calcext:value-type="float">
            <text:p>633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336" calcext:value-type="float">
            <text:p>6336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337" calcext:value-type="float">
            <text:p>633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344" calcext:value-type="float">
            <text:p>6344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6346" calcext:value-type="float">
            <text:p>6346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358" calcext:value-type="float">
            <text:p>635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359" calcext:value-type="float">
            <text:p>6359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6363" calcext:value-type="float">
            <text:p>636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01" calcext:value-type="float">
            <text:p>7001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02" calcext:value-type="float">
            <text:p>700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03" calcext:value-type="float">
            <text:p>700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04" calcext:value-type="float">
            <text:p>7004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005" calcext:value-type="float">
            <text:p>7005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006" calcext:value-type="float">
            <text:p>7006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07" calcext:value-type="float">
            <text:p>7007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08" calcext:value-type="float">
            <text:p>7008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09" calcext:value-type="float">
            <text:p>7009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010" calcext:value-type="float">
            <text:p>70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11" calcext:value-type="float">
            <text:p>7011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12" calcext:value-type="float">
            <text:p>701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13" calcext:value-type="float">
            <text:p>701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14" calcext:value-type="float">
            <text:p>7014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15" calcext:value-type="float">
            <text:p>701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017" calcext:value-type="float">
            <text:p>7017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18" calcext:value-type="float">
            <text:p>7018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019" calcext:value-type="float">
            <text:p>7019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20" calcext:value-type="float">
            <text:p>702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22" calcext:value-type="float">
            <text:p>7022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23" calcext:value-type="float">
            <text:p>7023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24" calcext:value-type="float">
            <text:p>702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025" calcext:value-type="float">
            <text:p>7025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26" calcext:value-type="float">
            <text:p>702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027" calcext:value-type="float">
            <text:p>7027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28" calcext:value-type="float">
            <text:p>7028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029" calcext:value-type="float">
            <text:p>7029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30" calcext:value-type="float">
            <text:p>7030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31" calcext:value-type="float">
            <text:p>7031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32" calcext:value-type="float">
            <text:p>7032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34" calcext:value-type="float">
            <text:p>7034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035" calcext:value-type="float">
            <text:p>703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036" calcext:value-type="float">
            <text:p>703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37" calcext:value-type="float">
            <text:p>7037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38" calcext:value-type="float">
            <text:p>703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039" calcext:value-type="float">
            <text:p>7039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040" calcext:value-type="float">
            <text:p>704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041" calcext:value-type="float">
            <text:p>7041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42" calcext:value-type="float">
            <text:p>7042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043" calcext:value-type="float">
            <text:p>7043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44" calcext:value-type="float">
            <text:p>7044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045" calcext:value-type="float">
            <text:p>7045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46" calcext:value-type="float">
            <text:p>7046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48" calcext:value-type="float">
            <text:p>704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049" calcext:value-type="float">
            <text:p>7049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050" calcext:value-type="float">
            <text:p>705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051" calcext:value-type="float">
            <text:p>7051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52" calcext:value-type="float">
            <text:p>705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053" calcext:value-type="float">
            <text:p>7053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54" calcext:value-type="float">
            <text:p>7054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55" calcext:value-type="float">
            <text:p>7055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56" calcext:value-type="float">
            <text:p>7056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57" calcext:value-type="float">
            <text:p>7057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58" calcext:value-type="float">
            <text:p>7058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59" calcext:value-type="float">
            <text:p>7059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60" calcext:value-type="float">
            <text:p>7060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061" calcext:value-type="float">
            <text:p>70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62" calcext:value-type="float">
            <text:p>706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63" calcext:value-type="float">
            <text:p>7063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65" calcext:value-type="float">
            <text:p>706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66" calcext:value-type="float">
            <text:p>7066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67" calcext:value-type="float">
            <text:p>7067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068" calcext:value-type="float">
            <text:p>706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069" calcext:value-type="float">
            <text:p>7069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70" calcext:value-type="float">
            <text:p>7070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71" calcext:value-type="float">
            <text:p>707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072" calcext:value-type="float">
            <text:p>7072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73" calcext:value-type="float">
            <text:p>7073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74" calcext:value-type="float">
            <text:p>7074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075" calcext:value-type="float">
            <text:p>707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76" calcext:value-type="float">
            <text:p>7076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077" calcext:value-type="float">
            <text:p>707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078" calcext:value-type="float">
            <text:p>707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79" calcext:value-type="float">
            <text:p>707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80" calcext:value-type="float">
            <text:p>7080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81" calcext:value-type="float">
            <text:p>7081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082" calcext:value-type="float">
            <text:p>7082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83" calcext:value-type="float">
            <text:p>708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84" calcext:value-type="float">
            <text:p>7084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85" calcext:value-type="float">
            <text:p>7085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086" calcext:value-type="float">
            <text:p>7086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087" calcext:value-type="float">
            <text:p>7087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088" calcext:value-type="float">
            <text:p>7088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89" calcext:value-type="float">
            <text:p>708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090" calcext:value-type="float">
            <text:p>709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091" calcext:value-type="float">
            <text:p>7091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092" calcext:value-type="float">
            <text:p>7092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093" calcext:value-type="float">
            <text:p>7093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94" calcext:value-type="float">
            <text:p>7094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95" calcext:value-type="float">
            <text:p>709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096" calcext:value-type="float">
            <text:p>7096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97" calcext:value-type="float">
            <text:p>7097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099" calcext:value-type="float">
            <text:p>709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100" calcext:value-type="float">
            <text:p>710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101" calcext:value-type="float">
            <text:p>710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102" calcext:value-type="float">
            <text:p>710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104" calcext:value-type="float">
            <text:p>710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106" calcext:value-type="float">
            <text:p>710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107" calcext:value-type="float">
            <text:p>710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109" calcext:value-type="float">
            <text:p>7109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111" calcext:value-type="float">
            <text:p>711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112" calcext:value-type="float">
            <text:p>711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113" calcext:value-type="float">
            <text:p>7113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114" calcext:value-type="float">
            <text:p>711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115" calcext:value-type="float">
            <text:p>711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116" calcext:value-type="float">
            <text:p>711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118" calcext:value-type="float">
            <text:p>7118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119" calcext:value-type="float">
            <text:p>711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121" calcext:value-type="float">
            <text:p>712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122" calcext:value-type="float">
            <text:p>712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123" calcext:value-type="float">
            <text:p>7123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124" calcext:value-type="float">
            <text:p>7124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127" calcext:value-type="float">
            <text:p>712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128" calcext:value-type="float">
            <text:p>7128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130" calcext:value-type="float">
            <text:p>7130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131" calcext:value-type="float">
            <text:p>713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132" calcext:value-type="float">
            <text:p>7132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133" calcext:value-type="float">
            <text:p>7133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135" calcext:value-type="float">
            <text:p>713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137" calcext:value-type="float">
            <text:p>7137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138" calcext:value-type="float">
            <text:p>7138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140" calcext:value-type="float">
            <text:p>714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141" calcext:value-type="float">
            <text:p>7141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142" calcext:value-type="float">
            <text:p>7142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143" calcext:value-type="float">
            <text:p>714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144" calcext:value-type="float">
            <text:p>7144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145" calcext:value-type="float">
            <text:p>714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147" calcext:value-type="float">
            <text:p>7147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149" calcext:value-type="float">
            <text:p>7149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150" calcext:value-type="float">
            <text:p>715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151" calcext:value-type="float">
            <text:p>7151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152" calcext:value-type="float">
            <text:p>7152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153" calcext:value-type="float">
            <text:p>715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154" calcext:value-type="float">
            <text:p>7154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155" calcext:value-type="float">
            <text:p>715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157" calcext:value-type="float">
            <text:p>7157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158" calcext:value-type="float">
            <text:p>715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159" calcext:value-type="float">
            <text:p>71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160" calcext:value-type="float">
            <text:p>716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161" calcext:value-type="float">
            <text:p>716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162" calcext:value-type="float">
            <text:p>716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163" calcext:value-type="float">
            <text:p>716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164" calcext:value-type="float">
            <text:p>7164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165" calcext:value-type="float">
            <text:p>716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167" calcext:value-type="float">
            <text:p>7167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168" calcext:value-type="float">
            <text:p>716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170" calcext:value-type="float">
            <text:p>7170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171" calcext:value-type="float">
            <text:p>71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172" calcext:value-type="float">
            <text:p>717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173" calcext:value-type="float">
            <text:p>7173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174" calcext:value-type="float">
            <text:p>7174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176" calcext:value-type="float">
            <text:p>7176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181" calcext:value-type="float">
            <text:p>7181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182" calcext:value-type="float">
            <text:p>718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185" calcext:value-type="float">
            <text:p>7185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186" calcext:value-type="float">
            <text:p>7186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187" calcext:value-type="float">
            <text:p>7187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189" calcext:value-type="float">
            <text:p>7189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193" calcext:value-type="float">
            <text:p>7193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194" calcext:value-type="float">
            <text:p>719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195" calcext:value-type="float">
            <text:p>7195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196" calcext:value-type="float">
            <text:p>7196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197" calcext:value-type="float">
            <text:p>7197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198" calcext:value-type="float">
            <text:p>7198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199" calcext:value-type="float">
            <text:p>719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200" calcext:value-type="float">
            <text:p>7200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201" calcext:value-type="float">
            <text:p>720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205" calcext:value-type="float">
            <text:p>720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207" calcext:value-type="float">
            <text:p>7207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208" calcext:value-type="float">
            <text:p>720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212" calcext:value-type="float">
            <text:p>7212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215" calcext:value-type="float">
            <text:p>72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216" calcext:value-type="float">
            <text:p>7216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217" calcext:value-type="float">
            <text:p>7217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218" calcext:value-type="float">
            <text:p>721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219" calcext:value-type="float">
            <text:p>721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220" calcext:value-type="float">
            <text:p>722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225" calcext:value-type="float">
            <text:p>722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226" calcext:value-type="float">
            <text:p>7226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227" calcext:value-type="float">
            <text:p>7227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228" calcext:value-type="float">
            <text:p>722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229" calcext:value-type="float">
            <text:p>7229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230" calcext:value-type="float">
            <text:p>723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231" calcext:value-type="float">
            <text:p>7231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232" calcext:value-type="float">
            <text:p>723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233" calcext:value-type="float">
            <text:p>7233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234" calcext:value-type="float">
            <text:p>7234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235" calcext:value-type="float">
            <text:p>7235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236" calcext:value-type="float">
            <text:p>7236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237" calcext:value-type="float">
            <text:p>7237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238" calcext:value-type="float">
            <text:p>7238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241" calcext:value-type="float">
            <text:p>724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243" calcext:value-type="float">
            <text:p>7243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244" calcext:value-type="float">
            <text:p>724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249" calcext:value-type="float">
            <text:p>7249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250" calcext:value-type="float">
            <text:p>725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251" calcext:value-type="float">
            <text:p>725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252" calcext:value-type="float">
            <text:p>725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253" calcext:value-type="float">
            <text:p>725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254" calcext:value-type="float">
            <text:p>7254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256" calcext:value-type="float">
            <text:p>7256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258" calcext:value-type="float">
            <text:p>725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260" calcext:value-type="float">
            <text:p>726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262" calcext:value-type="float">
            <text:p>7262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263" calcext:value-type="float">
            <text:p>72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264" calcext:value-type="float">
            <text:p>7264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266" calcext:value-type="float">
            <text:p>726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267" calcext:value-type="float">
            <text:p>726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268" calcext:value-type="float">
            <text:p>726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269" calcext:value-type="float">
            <text:p>726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270" calcext:value-type="float">
            <text:p>727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273" calcext:value-type="float">
            <text:p>727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275" calcext:value-type="float">
            <text:p>727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276" calcext:value-type="float">
            <text:p>7276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277" calcext:value-type="float">
            <text:p>7277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278" calcext:value-type="float">
            <text:p>7278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279" calcext:value-type="float">
            <text:p>7279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280" calcext:value-type="float">
            <text:p>7280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281" calcext:value-type="float">
            <text:p>728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283" calcext:value-type="float">
            <text:p>728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284" calcext:value-type="float">
            <text:p>7284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285" calcext:value-type="float">
            <text:p>728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286" calcext:value-type="float">
            <text:p>7286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287" calcext:value-type="float">
            <text:p>7287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288" calcext:value-type="float">
            <text:p>7288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289" calcext:value-type="float">
            <text:p>728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291" calcext:value-type="float">
            <text:p>729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292" calcext:value-type="float">
            <text:p>729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293" calcext:value-type="float">
            <text:p>7293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294" calcext:value-type="float">
            <text:p>7294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295" calcext:value-type="float">
            <text:p>7295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296" calcext:value-type="float">
            <text:p>7296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297" calcext:value-type="float">
            <text:p>7297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1">
          <table:table-cell table:style-name="ce2" office:value-type="float" office:value="7298" calcext:value-type="float">
            <text:p>7298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vivente</text:p>
          </table:table-cell>
          <table:table-cell table:number-columns-repeated="1019"/>
        </table:table-row>
        <table:table-row table:style-name="ro1">
          <table:table-cell table:style-name="ce2" office:value-type="float" office:value="7299" calcext:value-type="float">
            <text:p>729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string" calcext:value-type="string">
            <text:p>decesso</text:p>
          </table:table-cell>
          <table:table-cell table:number-columns-repeated="1019"/>
        </table:table-row>
        <table:table-row table:style-name="ro2" table:number-rows-repeated="10466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520" meta:object-count="0"/>
    <meta:generator>LibreOfficeDev/6.0.5.2$Linux_X86_64 LibreOffice_project/</meta:generator>
  </office:meta>
</office:document-meta>
</file>